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34f5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20838"/>
    </style:style>
    <style:style style:name="P9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Table_20_Contents">
      <style:paragraph-properties style:snap-to-layout-grid="false"/>
      <style:text-properties officeooo:rsid="0014e707" officeooo:paragraph-rsid="0014e70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5fe1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2"><text:file-name text:display="name">UC03.02.02 - Trancar Matríc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2-02">
            <text:p text:style-name="P1">02/02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3" office:value-type="date" office:date-value="2011-04-09">
            <text:p text:style-name="P11">09/04/11</text:p>
          </table:table-cell>
          <table:table-cell table:style-name="Tabela1.A2" office:value-type="string">
            <text:p text:style-name="P11">Marcio Belo</text:p>
          </table:table-cell>
          <table:table-cell table:style-name="Tabela1.C2" office:value-type="string">
            <text:p text:style-name="P11">Ajustes de usabilidade.</text:p>
          </table:table-cell>
        </table:table-row>
      </table:table>
      <text:h text:style-name="P10" text:outline-level="3">Pré-condições</text:h>
      <text:list xml:id="list2040124691" text:style-name="WW8Num5">
        <text:list-item>
          <text:p text:style-name="P6">Usuário autenticado com permissão de uso;</text:p>
        </text:list-item>
        <text:list-item>
          <text:p text:style-name="P6">Usuário <text:span text:style-name="T3">acionou </text:span>a opção Trancar Matrícula no caso de uso base;</text:p>
        </text:list-item>
      </text:list>
      <text:h text:style-name="P10" text:outline-level="3">Atores</text:h>
      <text:p text:style-name="Text_20_body">Secretária Acadêmica (primário)</text:p>
      <text:p text:style-name="Text_20_body">Coordenador</text:p>
      <text:h text:style-name="P10" text:outline-level="3">Fluxo Principal</text:h>
      <text:list xml:id="list1485345596" text:continue-list="list2040124691" text:style-name="WW8Num5">
        <text:list-item text:start-value="1">
          <text:p text:style-name="P7">Incluir “Selecionar Matrícula de Aluno”;</text:p>
        </text:list-item>
        <text:list-item>
          <text:p text:style-name="P6">Sistema exibe:</text:p>
          <text:list>
            <text:list-item>
              <text:p text:style-name="P6">No cabeçalho:</text:p>
              <text:list>
                <text:list-item>
                  <text:p text:style-name="P6">Matrícula do Aluno;</text:p>
                </text:list-item>
                <text:list-item>
                  <text:p text:style-name="P8">Nome do Aluno;</text:p>
                </text:list-item>
                <text:list-item>
                  <text:p text:style-name="P8">Data da Matrícula;</text:p>
                </text:list-item>
                <text:list-item>
                  <text:p text:style-name="P6">Curso (sigla e nome);</text:p>
                </text:list-item>
                <text:list-item>
                  <text:p text:style-name="P6">Situação Atual da Matrícula;</text:p>
                </text:list-item>
              </text:list>
            </text:list-item>
            <text:list-item>
              <text:p text:style-name="P6">Para cada histórico de situação da matrícula, sistema exibe:</text:p>
              <text:list>
                <text:list-item>
                  <text:p text:style-name="P6">Data do Histórico;</text:p>
                </text:list-item>
                <text:list-item>
                  <text:p text:style-name="P6">Situação Atual;</text:p>
                </text:list-item>
                <text:list-item>
                  <text:p text:style-name="P6">Texto de Observações;</text:p>
                </text:list-item>
              </text:list>
            </text:list-item>
            <text:list-item>
              <text:p text:style-name="P6">Campo de Observações para Reativação de Matrícula;</text:p>
            </text:list-item>
            <text:list-item>
              <text:p text:style-name="P6">Opção Trancar Matrícula;</text:p>
            </text:list-item>
          </text:list>
        </text:list-item>
        <text:list-item>
          <text:p text:style-name="P6">Usuário clica em Trancar Matrícula;</text:p>
        </text:list-item>
        <text:list-item>
          <text:p text:style-name="P6">Sistema coloca a matrícula do aluno como TRANCADO, retornando ao passo 3 do caso de uso base;</text:p>
        </text:list-item>
        <text:list-item>
          <text:p text:style-name="P6">Caso de uso é encerrado</text:p>
        </text:list-item>
      </text:list>
      <text:h text:style-name="P10" text:outline-level="3">Fluxo Alternativo 1</text:h>
      <text:list xml:id="list558880795" text:continue-list="list1485345596" text:style-name="WW8Num5">
        <text:list-item text:start-value="1">
          <text:p text:style-name="P6">Usuário pode encerrar caso de uso a qualquer momento;</text:p>
        </text:list-item>
      </text:list>
      <text:p text:style-name="P4"/>
      <text:h text:style-name="P10" text:outline-level="3">Fluxo Alternativo 2</text:h>
      <text:list xml:id="list1431839983" text:continue-list="list558880795" text:style-name="WW8Num5">
        <text:list-item text:start-value="1">
          <text:p text:style-name="P6">Caso o usuário não tenha preenchido nada no campo observação, sistema exibe mensagem de erro e reinicia o fluxo principal;</text:p>
        </text:list-item>
      </text:list>
      <text:p text:style-name="P4"/>
      <text:h text:style-name="P10" text:outline-level="3">Fluxo Alternativo 3</text:h>
      <text:list xml:id="list1176695256" text:continue-list="list1431839983" text:style-name="WW8Num5">
        <text:list-item text:start-value="1">
          <text:p text:style-name="P6">Caso a matrícula do aluno já tenha dois ou mais trancamentos, o sistema deve exibir <text:soft-page-break/>mensagem de erro (ver RN20).</text:p>
        </text:list-item>
      </text:list>
      <text:p text:style-name="P4"/>
      <text:h text:style-name="P10" text:outline-level="3">Pós-condições</text:h>
      <text:list xml:id="list1805406373" text:continue-list="list1176695256" text:style-name="WW8Num5">
        <text:list-item text:start-value="1">
          <text:p text:style-name="P6">Sistema alterou a situação do aluno para TRANCADO;</text:p>
        </text:list-item>
        <text:list-item>
          <text:p text:style-name="P6">Sistema registrou no log de auditoria para o usuário logado a seguinte mensagem: “Alterada a situação de matrícula do aluno <text:span text:style-name="T1">FULANO DE TAL</text:span>, matrícula <text:span text:style-name="T1">123456</text:span>, do curso <text:span text:style-name="T1">TASI (Análise de Sistemas Informatizados)</text:span><text:span text:style-name="T2">, para </text:span><text:span text:style-name="T1">TRANCADO</text:span><text:span text:style-name="T2">, com a observação </text:span><text:span text:style-name="T1">Autorizado pelo Coordenador Acadêmico</text:span><text:span text:style-name="T2">”;<text:tab/></text:span></text:p>
        </text:list-item>
      </text:list>
      <text:h text:style-name="P10" text:outline-level="3">Regras de Negócio</text:h>
      <text:p text:style-name="P4">RN12, RN13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10T16:46:19</dc:date>
    <meta:editing-cycles>22</meta:editing-cycles>
    <meta:editing-duration>PT12H47M57S</meta:editing-duration>
    <meta:generator>OpenOffice.org/3.2$Linux OpenOffice.org_project/320m19$Build-9505</meta:generator>
    <meta:document-statistic meta:table-count="1" meta:image-count="0" meta:object-count="0" meta:page-count="2" meta:paragraph-count="46" meta:word-count="269" meta:character-count="1644"/>
    <meta:user-defined meta:name="_DocHome" meta:value-type="float">1971586133</meta:user-defined>
  </office:meta>
</office:document-meta>
</file>